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indent="0.75in" style:auto-text-indent="false" fo:background-color="transparent"/>
      <style:text-properties fo:language="en" fo:country="US"/>
    </style:style>
    <style:style style:name="P2" style:family="paragraph" style:parent-style-name="Heading_20_1" style:master-page-name="">
      <loext:graphic-properties draw:fill="none"/>
      <style:paragraph-properties fo:margin-left="0in" fo:margin-right="0in" fo:text-indent="0.75in" style:auto-text-indent="false" style:page-number="auto" fo:background-color="transparent"/>
      <style:text-properties fo:font-variant="normal" fo:text-transform="none" fo:color="#020a1b" style:font-name="Liberation Serif" fo:font-size="15pt" fo:letter-spacing="normal" fo:language="en" fo:country="US" fo:font-style="normal" fo:font-weight="normal" style:font-size-asian="15pt" style:font-size-complex="15pt"/>
    </style:style>
    <style:style style:name="T1" style:family="text">
      <style:text-properties officeooo:rsid="00112720"/>
    </style:style>
    <style:style style:name="T2" style:family="text">
      <style:text-properties officeooo:rsid="0014628a"/>
    </style:style>
    <style:style style:name="T3" style:family="text">
      <style:text-properties officeooo:rsid="0014d3a2"/>
    </style:style>
    <style:style style:name="T4" style:family="text">
      <style:text-properties officeooo:rsid="001536f7"/>
    </style:style>
    <style:style style:name="T5" style:family="text">
      <style:text-properties officeooo:rsid="0016dab7"/>
    </style:style>
    <style:style style:name="T6" style:family="text">
      <style:text-properties officeooo:rsid="0017016a"/>
    </style:style>
    <style:style style:name="T7" style:family="text">
      <style:text-properties officeooo:rsid="001798b8"/>
    </style:style>
    <style:style style:name="T8" style:family="text">
      <style:text-properties officeooo:rsid="00188e1a"/>
    </style:style>
    <style:style style:name="T9" style:family="text">
      <style:text-properties officeooo:rsid="0018c650"/>
    </style:style>
    <style:style style:name="T10" style:family="text">
      <style:text-properties officeooo:rsid="0019780f"/>
    </style:style>
    <style:style style:name="T11" style:family="text">
      <style:text-properties officeooo:rsid="0019dc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television set is evidently <text:span text:style-name="T1">(очевидно) </text:span>the most important and popular electronic product of all time. All homes in developed countries have one or more TV sets and in many countries there are considerable <text:span text:style-name="T1">(значительно)</text:span> more TV sets than telephones. In 1939 at the World’s Fair <text:span text:style-name="T1">(всемирная выставка)</text:span> in New York a tiny <text:span text:style-name="T1">(крошечный)</text:span> nine-by-twelve inch <text:span text:style-name="T1">(дюймовый)</text:span> box was the centre of attention for hundreds of people. They were the first to see a television set in action. Compared <text:span text:style-name="T1">(в сравнении)</text:span> to today’s TV shows of underwater <text:s/>and outer-space research, those black-white pictures were not very good. The pictures were only transmitted <text:span text:style-name="T1">(передаваемые) </text:span>from one side of the Fair territory to another. But in 1939 they were of historical importance <text:span text:style-name="T1">(важность)</text:span>.<text:line-break/>Within <text:span text:style-name="T1">(В)</text:span> a few days the news of television spread throughout the world. A lot of people wanted to have a look at the new invention. Everyone was interested in it. But only few people owned television sets in the next few years. When World War II broke out electronic factories that began the TV production stopped making them and started making war materials instead <text:span text:style-name="T1">(вместо)</text:span>. When the war was over, TV sets began coming off <text:span text:style-name="T1">(возвращаться)</text:span> factory assembly lines <text:span text:style-name="T1">(сборочная линия)</text:span>. By 1958 there were millions of them.<text:line-break/>In a surprisingly <text:span text:style-name="T1">(удивительно)</text:span> short time people watched fewer <text:span text:style-name="T1">(немногочисленные)</text:span> films and turned from <text:span text:style-name="T1">(отворачивались от) </text:span>newspapers and magazines to TV. In its short history television has had great influence on people’s life and way of thinking. Rocket-launching, concerts and football and tennis matches can be seen direct as they occur <text:span text:style-name="T2">(прямо помере их возникновения)</text:span>. The boundaries <text:span text:style-name="T3">(границы)</text:span> of time and space have disappeared <text:span text:style-name="T3">(исчезнуть)</text:span>. At present TV communication is provided with help of a system of artificial <text:span text:style-name="T4">(искуственных)</text:span> earth satellites so that people living in different parts of the country and all over the world and in different time zones are able to watch the central TV programs at the most convenient <text:s/><text:span text:style-name="T4">(удобные) </text:span>hours.<text:line-break/>Nowadays many countries also have cable TV, a system using wires for the transmission of television programs (like telephone calls). Cable television first appeared in 1949 as a means of transmitting TV signals to rural <text:span text:style-name="T5">(сельская местность)</text:span> and mountain areas far from big cities. Cable television’s next big step forward was made by the mid – 1980s. Scientists announced that many technical problems had been solved and in the future it would be possible via satellite and cable TV to use more channels on a TV set at every home in the world. Then we saw how a new technical invention, color television, was rapidly <text:span text:style-name="T5">(быстро)</text:span> replacing black-and-white television. Recently <text:span text:style-name="T5">(в последнее время)</text:span> it was reported that the first pocket-size <text:span text:style-name="T5">(карманный)</text:span> colour television set had been developed. It was stated that a liquid-crystal <text:span text:style-name="T5">(жидкокристалический)</text:span> display was used to those on calculators and watches <text:soft-page-break/>and that it weighed less than a pound.<text:line-break/>A few years ago it became evident <text:span text:style-name="T6">(очевидно) </text:span>that the next major advance <text:span text:style-name="T6">(продвижение)</text:span> for TV would be digital television. In a digital system the usual continuous signal is replaced by a a digital code contain information on brightness <text:span text:style-name="T7">(яркость)</text:span>, coluor, etc. A digital TV set hangs <text:span text:style-name="T8">(висит)</text:span> on the wall like pictures. Essentially <text:span text:style-name="T8">(по существу)</text:span>, it is a minicomputer with a visual display. Once a week you put the programs you like into the memory and the TV set will switch on the desired <text:span text:style-name="T8">(желательный)</text:span> channel at the right time. You can watch several programs simultaneously <text:span text:style-name="T8">(одновременно) </text:span>on mini-screens and then produce one of them in full format. Also, the TV set can automatically video-record the programs when you absent or occupied <text:span text:style-name="T9">(заняты)</text:span>.<text:line-break/>By the end of 1980s television has moved to a new and the most important stage <text:span text:style-name="T10">(стадию) </text:span>in its development since the appearance <text:span text:style-name="T10">(появления) </text:span>of colour television. Technically it is called high-definition <text:span text:style-name="T10">(высокое разрешение)</text:span> television (HDTV) or Hi-Vision. This is much higher resolution <text:span text:style-name="T10">(разрежающая способность)</text:span> television of the 21st century. This revolution was started by Japanese manufacturers when they developed a new video system with a picture resembling <text:s/><text:span text:style-name="T10">(похожий) </text:span>a wide-screen <text:span text:style-name="T10">(шорокоэкранный)</text:span> film more than traditional television. The new system increases <text:span text:style-name="T10">(увеличивает)</text:span> the screen’s width-to-height ratio (16:9). The result is a picture several times sharper <text:span text:style-name="T10">(четче)</text:span> than in the existing <text:span text:style-name="T10">(существующего)</text:span> TV sets. Besides, recent <text:span text:style-name="T10">(недавно)</text:span> developments in plasma display panel technology make HDTV commercially practicable <text:span text:style-name="T10">(осуществимым)</text:span>. The plasma display makes it possible to produce a large, bright, colour, flat TV screen so thin <text:span text:style-name="T10">(тонкий) </text:span>and light that it can also be hung <text:span text:style-name="T10">(подвесить) </text:span>on a wall like a framed <text:span text:style-name="T10">(обрамленную) </text:span>picture. The engineering problem that has existed <text:span text:style-name="T10">(существовала) </text:span>almost since the first days of television may be solved no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2:09:19.634187370</meta:creation-date>
    <dc:date>2018-02-16T10:56:48.381402570</dc:date>
    <meta:editing-duration>PT51M54S</meta:editing-duration>
    <meta:editing-cycles>11</meta:editing-cycles>
    <meta:generator>LibreOffice/5.1.6.2$Linux_X86_64 LibreOffice_project/10m0$Build-2</meta:generator>
    <meta:document-statistic meta:table-count="0" meta:image-count="0" meta:object-count="0" meta:page-count="2" meta:paragraph-count="1" meta:word-count="769" meta:character-count="4890" meta:non-whitespace-character-count="4118"/>
  </office:meta>
</office:document-meta>
</file>